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3" draw:id="id3" draw:layer="layout" svg:width="5.842cm" svg:height="4.826cm" svg:x="7.35cm" svg:y="10.271cm">
          <text:p text:style-name="P1">TurnSystem</text:p>
        </draw:rect>
        <draw:rect draw:style-name="gr1" draw:text-style-name="P1" xml:id="id2" draw:id="id2" draw:layer="layout" svg:width="4.699cm" svg:height="3.048cm" svg:x="1.889cm" svg:y="18.907cm">
          <text:p text:style-name="P1">PlayerController</text:p>
        </draw:rect>
        <draw:rect draw:style-name="gr1" draw:text-style-name="P1" xml:id="id4" draw:id="id4" draw:layer="layout" svg:width="4.318cm" svg:height="3.048cm" svg:x="14.462cm" svg:y="11.16cm">
          <text:p text:style-name="P1">PlayerOverride</text:p>
          <text:p text:style-name="P1">(Camera)</text:p>
        </draw:rect>
        <draw:rect draw:style-name="gr1" draw:text-style-name="P1" xml:id="id5" draw:id="id5" draw:layer="layout" svg:width="5.588cm" svg:height="2.667cm" svg:x="13.827cm" svg:y="19.034cm">
          <text:p text:style-name="P1">EnemyMoveScript</text:p>
        </draw:rect>
        <draw:connector draw:style-name="gr2" draw:text-style-name="P1" draw:layer="layout" svg:x1="8.112cm" svg:y1="17.7cm" svg:x2="6.588cm" svg:y2="20.431cm" draw:start-shape="id1" draw:start-glue-point="3" draw:end-shape="id2" svg:d="M8112 17700h-762v2731h-762">
          <text:p/>
        </draw:connector>
        <draw:connector draw:style-name="gr2" draw:text-style-name="P1" draw:layer="layout" svg:x1="13.192cm" svg:y1="12.684cm" svg:x2="14.462cm" svg:y2="12.684cm" draw:start-shape="id3" draw:start-glue-point="1" draw:end-shape="id4" draw:end-glue-point="3" svg:d="M13192 12684h1270">
          <text:p/>
        </draw:connector>
        <draw:connector draw:style-name="gr2" draw:text-style-name="P1" draw:layer="layout" svg:x1="12.43cm" svg:y1="17.7cm" svg:x2="13.827cm" svg:y2="20.367cm" draw:start-shape="id1" draw:end-shape="id5" svg:d="M12430 17700h699v2667h698">
          <text:p/>
        </draw:connector>
        <draw:rect draw:style-name="gr1" draw:text-style-name="P1" xml:id="id1" draw:id="id1" draw:layer="layout" svg:width="4.318cm" svg:height="2.667cm" svg:x="8.112cm" svg:y="16.367cm">
          <text:p text:style-name="P1">PlayerObject</text:p>
        </draw:rect>
        <draw:connector draw:style-name="gr2" draw:text-style-name="P1" draw:layer="layout" svg:x1="10.271cm" svg:y1="15.097cm" svg:x2="10.271cm" svg:y2="16.367cm" draw:start-shape="id3" draw:start-glue-point="2" draw:end-shape="id1" svg:d="M10271 15097v1270">
          <text:p/>
        </draw:connector>
        <draw:rect draw:style-name="gr1" draw:text-style-name="P1" xml:id="id6" draw:id="id6" draw:layer="layout" svg:width="4.318cm" svg:height="3.048cm" svg:x="1.889cm" svg:y="11.16cm">
          <text:p text:style-name="P1">GameState</text:p>
        </draw:rect>
        <draw:connector draw:style-name="gr2" draw:text-style-name="P1" draw:layer="layout" svg:x1="6.207cm" svg:y1="12.684cm" svg:x2="7.35cm" svg:y2="12.684cm" draw:start-shape="id6" draw:end-shape="id3" svg:d="M6207 12684h11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don Visitacion</meta:initial-creator>
    <meta:creation-date>2021-03-10T09:17:05.97</meta:creation-date>
    <dc:date>2021-03-12T14:47:33.93</dc:date>
    <dc:creator>Eldon Visitacion</dc:creator>
    <meta:editing-duration>P1DT7H29M55S</meta:editing-duration>
    <meta:editing-cycles>2</meta:editing-cycles>
    <meta:generator>OpenOffice/4.1.9$Win32 OpenOffice.org_project/419m1$Build-9805</meta:generator>
    <meta:document-statistic meta:object-count="11"/>
  </office:meta>
</office:document-meta>
</file>